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90000000D23F201E41F4A196C.png" manifest:media-type="image/png"/>
  <manifest:file-entry manifest:full-path="Pictures/10000201000000230000000DAFFDA79A3FAEC456.png" manifest:media-type="image/png"/>
  <manifest:file-entry manifest:full-path="Pictures/10000201000000140000000DD5FDD2616D7A7AEE.png" manifest:media-type="image/png"/>
  <manifest:file-entry manifest:full-path="Pictures/10001361000003160000012784682CE8B176129A.svg" manifest:media-type="image/svg+xml"/>
  <manifest:file-entry manifest:full-path="Pictures/1000161E0000039500000127651CFE4AB1092ABF.svg" manifest:media-type="image/svg+xml"/>
  <manifest:file-entry manifest:full-path="Pictures/10000201000000290000000E24B3B14C0B24F27B.png" manifest:media-type="image/png"/>
  <manifest:file-entry manifest:full-path="Pictures/100012D800000239000001276269EEFED4D8901A.svg" manifest:media-type="image/svg+xml"/>
  <manifest:file-entry manifest:full-path="Pictures/10000201000000230000000EFE395083691208BB.png" manifest:media-type="image/png"/>
  <manifest:file-entry manifest:full-path="Pictures/100015F60000031A00000142758990F21914869F.svg" manifest:media-type="image/svg+xml"/>
  <manifest:file-entry manifest:full-path="Pictures/10000201000000230000000EF8C4E84E2069D716.png" manifest:media-type="image/png"/>
  <manifest:file-entry manifest:full-path="Pictures/10000201000000190000000D86907DF8A93F6A8D.png" manifest:media-type="image/png"/>
  <manifest:file-entry manifest:full-path="Pictures/10001492000003130000014226A6B30D385B5477.svg" manifest:media-type="image/svg+xml"/>
  <manifest:file-entry manifest:full-path="Pictures/1000173D000003910000014220C1634497D62311.svg" manifest:media-type="image/svg+xml"/>
  <manifest:file-entry manifest:full-path="Pictures/1000103C000001BA000001276C716B17466FA537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pitch="variable"/>
    <style:font-face style:name="ヒラギノ角ゴシック" svg:font-family="ヒラギノ角ゴシック" style:font-pitch="variable"/>
    <style:font-face style:name="源暎ラテゴ" svg:font-family="源暎ラテゴ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1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5.37cm" fo:min-width="10.853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3.382cm" fo:min-width="7.14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3.859cm" fo:min-width="8.24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2.53cm" fo:min-width="4.885cm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9.386cm" fo:min-width="11.436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6.59cm" fo:min-width="11.741cm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425cm" fo:min-width="11.976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619cm" fo:min-width="12.17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5cm"/>
      <style:paragraph-properties style:writing-mode="tb-rl"/>
    </style:style>
    <style:style style:name="gr12" style:family="graphic" style:parent-style-name="objectwithoutfill">
      <style:graphic-properties draw:stroke="solid" svg:stroke-width="0.3cm" svg:stroke-color="#000000" draw:marker-start-width="0.65cm" draw:marker-end="Arrow" draw:marker-end-width="0.75cm" draw:fill="none" draw:fill-color="#ffffff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color="#000000" draw:fill="none" draw:fill-color="#ffffff" fo:min-height="1.504cm"/>
      <style:paragraph-properties style:writing-mode="lr-tb"/>
    </style:style>
    <style:style style:name="gr14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9.386cm" fo:min-width="11.436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6.59cm" fo:min-width="11.741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4.425cm" fo:min-width="11.976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tb-rl"/>
    </style:style>
    <style:style style:name="P5" style:family="paragraph">
      <loext:graphic-properties draw:fill="none" draw:fill-color="#ffffff"/>
      <style:paragraph-properties style:writing-mode="tb-rl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源暎ラテゴ" fo:font-weight="bold" style:font-name-asian="源暎ラテゴ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源暎ラテゴ" fo:font-size="32pt" fo:font-weight="bold" style:font-name-asian="源暎ラテゴ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37cm" svg:height="8.23cm" draw:transform="skewX (-5.54036814604372E-017) rotate (0.413643032722656) translate (0.361cm 7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944cm" svg:height="5.278cm" draw:transform="rotate (0.413643032722656) translate (1.13cm 9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643cm" svg:height="6.093cm" draw:transform="rotate (0.413643032722656) translate (0.9cm 8.4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97cm" svg:height="4.214cm" draw:transform="skewX (5.59519745446903E-017) rotate (0.413643032722656) translate (1.31cm 9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7.694cm" svg:y="9.281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10.721cm" svg:y="7.551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14.894cm" svg:y="5.555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custom-shape draw:style-name="gr1" draw:text-style-name="P1" draw:layer="layout" svg:width="16.337cm" svg:height="8.23cm" draw:transform="skewX (-5.54036814604372E-017) rotate (0.413643032722656) translate (19.3cm 7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944cm" svg:height="5.278cm" draw:transform="rotate (0.413643032722656) translate (20.069cm 9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643cm" svg:height="6.093cm" draw:transform="rotate (0.413643032722656) translate (19.839cm 8.5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97cm" svg:height="4.214cm" draw:transform="skewX (5.59519745446903E-017) rotate (0.413643032722656) translate (20.249cm 9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26.633cm" svg:y="9.381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29.66cm" svg:y="7.651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33.833cm" svg:y="5.655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g>
          <svg:title>TexMaths</svg:title>
          <svg:desc>48§display§W_{m}§svg§600§FALSE§</svg:desc>
          <draw:frame draw:style-name="gr6" draw:text-style-name="P3" draw:layer="layout" svg:width="2.726cm" svg:height="1.411cm" svg:x="27.474cm" svg:y="6cm">
            <draw:image xlink:href="Pictures/100012D800000239000001276269EEFED4D8901A.svg" xlink:type="simple" xlink:show="embed" xlink:actuate="onLoad" draw:mime-type="image/svg+xml">
              <text:p/>
            </draw:image>
            <draw:image xlink:href="Pictures/10000201000000190000000D86907DF8A93F6A8D.png" xlink:type="simple" xlink:show="embed" xlink:actuate="onLoad" draw:mime-type="image/png"/>
          </draw:frame>
        </draw:g>
        <draw:g>
          <svg:title>TexMaths</svg:title>
          <svg:desc>48§display§W_{m+1}§svg§600§FALSE§</svg:desc>
          <draw:frame draw:style-name="gr6" draw:text-style-name="P3" draw:layer="layout" svg:width="4.378cm" svg:height="1.541cm" svg:x="30.3cm" svg:y="3.4cm">
            <draw:image xlink:href="Pictures/1000173D000003910000014220C1634497D62311.svg" xlink:type="simple" xlink:show="embed" xlink:actuate="onLoad" draw:mime-type="image/svg+xml">
              <text:p/>
            </draw:image>
            <draw:image xlink:href="Pictures/10000201000000290000000E24B3B14C0B24F27B.png" xlink:type="simple" xlink:show="embed" xlink:actuate="onLoad" draw:mime-type="image/png"/>
          </draw:frame>
        </draw:g>
        <draw:custom-shape draw:style-name="gr7" draw:text-style-name="P2" draw:layer="layout" svg:width="13.2cm" svg:height="10.9cm" svg:x="5cm" svg:y="16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3.201cm" svg:height="7.8cm" svg:x="5cm" svg:y="20.0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3.202cm" svg:height="5.401cm" svg:x="5cm" svg:y="22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3.202cm" svg:height="3.401cm" svg:x="5cm" svg:y="24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14.501cm" svg:y="21.8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-1}§svg§600§FALSE§</svg:desc>
          <draw:frame draw:style-name="gr5" draw:text-style-name="P1" draw:layer="layout" svg:width="3.787cm" svg:height="1.411cm" svg:x="12.885cm" svg:y="23.79cm">
            <draw:image xlink:href="Pictures/10001361000003160000012784682CE8B176129A.svg" xlink:type="simple" xlink:show="embed" xlink:actuate="onLoad" draw:mime-type="image/svg+xml">
              <text:p/>
            </draw:image>
            <draw:image xlink:href="Pictures/10000201000000230000000DAFFDA79A3FAEC456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12.9cm" svg:y="19.399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12.9cm" svg:y="16.3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frame draw:style-name="gr11" draw:text-style-name="P5" draw:layer="layout" svg:width="2cm" svg:height="2cm" svg:x="9.7cm" svg:y="25.599cm">
          <draw:text-box>
            <text:p text:style-name="P4"><text:span text:style-name="T1">…</text:span></text:p>
          </draw:text-box>
        </draw:frame>
        <draw:line draw:style-name="gr12" draw:text-style-name="P6" draw:layer="layout" svg:x1="4cm" svg:y1="28cm" svg:x2="4cm" svg:y2="16cm">
          <text:p/>
        </draw:line>
        <draw:frame draw:style-name="gr13" draw:text-style-name="P7" draw:layer="layout" svg:width="3.9cm" svg:height="1.758cm" svg:x="2cm" svg:y="14.246cm">
          <draw:text-box>
            <text:p><text:span text:style-name="T2">周波数</text:span></text:p>
          </draw:text-box>
        </draw:frame>
        <draw:frame draw:style-name="gr13" draw:text-style-name="P7" draw:layer="layout" svg:width="1.5cm" svg:height="1.758cm" svg:x="1.7cm" svg:y="26.6cm">
          <draw:text-box>
            <text:p><text:span text:style-name="T2">低</text:span></text:p>
          </draw:text-box>
        </draw:frame>
        <draw:frame draw:style-name="gr13" draw:text-style-name="P7" draw:layer="layout" svg:width="1.5cm" svg:height="1.758cm" svg:x="1.7cm" svg:y="16.846cm">
          <draw:text-box>
            <text:p><text:span text:style-name="T2">高</text:span></text:p>
          </draw:text-box>
        </draw:frame>
        <draw:custom-shape draw:style-name="gr14" draw:text-style-name="P1" draw:layer="layout" svg:width="13.2cm" svg:height="10.9cm" svg:x="23.051cm" svg:y="16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3.201cm" svg:height="7.8cm" svg:x="23.051cm" svg:y="20.0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3.202cm" svg:height="5.401cm" svg:x="23.051cm" svg:y="22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3.202cm" svg:height="3.401cm" svg:x="23.051cm" svg:y="24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32.552cm" svg:y="21.8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-1}§svg§600§FALSE§</svg:desc>
          <draw:frame draw:style-name="gr5" draw:text-style-name="P1" draw:layer="layout" svg:width="3.787cm" svg:height="1.411cm" svg:x="30.936cm" svg:y="23.79cm">
            <draw:image xlink:href="Pictures/10001361000003160000012784682CE8B176129A.svg" xlink:type="simple" xlink:show="embed" xlink:actuate="onLoad" draw:mime-type="image/svg+xml">
              <text:p/>
            </draw:image>
            <draw:image xlink:href="Pictures/10000201000000230000000DAFFDA79A3FAEC456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30.951cm" svg:y="19.399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30.951cm" svg:y="16.3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frame draw:style-name="gr11" draw:text-style-name="P5" draw:layer="layout" svg:width="2cm" svg:height="2cm" svg:x="27.751cm" svg:y="25.599cm">
          <draw:text-box>
            <text:p text:style-name="P4"><text:span text:style-name="T1">…</text:span></text:p>
          </draw:text-box>
        </draw:frame>
        <draw:line draw:style-name="gr12" draw:text-style-name="P6" draw:layer="layout" svg:x1="22.051cm" svg:y1="28cm" svg:x2="22.051cm" svg:y2="16cm">
          <text:p/>
        </draw:line>
        <draw:frame draw:style-name="gr13" draw:text-style-name="P7" draw:layer="layout" svg:width="3.9cm" svg:height="1.758cm" svg:x="20.051cm" svg:y="14.246cm">
          <draw:text-box>
            <text:p><text:span text:style-name="T2">周波数</text:span></text:p>
          </draw:text-box>
        </draw:frame>
        <draw:frame draw:style-name="gr13" draw:text-style-name="P7" draw:layer="layout" svg:width="1.5cm" svg:height="1.758cm" svg:x="19.751cm" svg:y="26.6cm">
          <draw:text-box>
            <text:p><text:span text:style-name="T2">低</text:span></text:p>
          </draw:text-box>
        </draw:frame>
        <draw:frame draw:style-name="gr13" draw:text-style-name="P7" draw:layer="layout" svg:width="1.5cm" svg:height="1.758cm" svg:x="19.751cm" svg:y="16.846cm">
          <draw:text-box>
            <text:p><text:span text:style-name="T2">高</text:span></text:p>
          </draw:text-box>
        </draw:frame>
        <draw:g>
          <svg:title>TexMaths</svg:title>
          <svg:desc>48§display§W_{m-1}§svg§600§FALSE§</svg:desc>
          <draw:frame draw:style-name="gr5" draw:text-style-name="P1" draw:layer="layout" svg:width="4.397cm" svg:height="1.411cm" svg:x="24.701cm" svg:y="22.901cm">
            <draw:image xlink:href="Pictures/1000161E0000039500000127651CFE4AB1092ABF.svg" xlink:type="simple" xlink:show="embed" xlink:actuate="onLoad" draw:mime-type="image/svg+xml">
              <text:p/>
            </draw:image>
            <draw:image xlink:href="Pictures/10000201000000290000000D23F201E41F4A196C.png" xlink:type="simple" xlink:show="embed" xlink:actuate="onLoad" draw:mime-type="image/png"/>
          </draw:frame>
        </draw:g>
        <draw:g>
          <svg:title>TexMaths</svg:title>
          <svg:desc>48§display§W_{m}§svg§600§FALSE§</svg:desc>
          <draw:frame draw:style-name="gr5" draw:text-style-name="P1" draw:layer="layout" svg:width="2.726cm" svg:height="1.411cm" svg:x="26.402cm" svg:y="20.703cm">
            <draw:image xlink:href="Pictures/100012D800000239000001276269EEFED4D8901A.svg" xlink:type="simple" xlink:show="embed" xlink:actuate="onLoad" draw:mime-type="image/svg+xml">
              <text:p/>
            </draw:image>
            <draw:image xlink:href="Pictures/10000201000000190000000D86907DF8A93F6A8D.png" xlink:type="simple" xlink:show="embed" xlink:actuate="onLoad" draw:mime-type="image/png"/>
          </draw:frame>
        </draw:g>
        <draw:g>
          <svg:title>TexMaths</svg:title>
          <svg:desc>48§display§W_{m+1}§svg§600§FALSE§</svg:desc>
          <draw:frame draw:style-name="gr5" draw:text-style-name="P1" draw:layer="layout" svg:width="4.378cm" svg:height="1.541cm" svg:x="24.803cm" svg:y="17.904cm">
            <draw:image xlink:href="Pictures/1000173D000003910000014220C1634497D62311.svg" xlink:type="simple" xlink:show="embed" xlink:actuate="onLoad" draw:mime-type="image/svg+xml">
              <text:p/>
            </draw:image>
            <draw:image xlink:href="Pictures/10000201000000290000000E24B3B14C0B24F27B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pitch="variable"/>
    <style:font-face style:name="ヒラギノ角ゴシック" svg:font-family="ヒラギノ角ゴシック" style:font-pitch="variable"/>
    <style:font-face style:name="源暎ラテゴ" svg:font-family="源暎ラテゴ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1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1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3:38:25.961195591</meta:creation-date>
    <dc:date>2021-06-12T18:29:38.350043509</dc:date>
    <meta:editing-duration>PT38M19S</meta:editing-duration>
    <meta:editing-cycles>19</meta:editing-cycles>
    <meta:generator>LibreOffice/7.0.4.2$MacOSX_X86_64 LibreOffice_project/dcf040e67528d9187c66b2379df5ea4407429775</meta:generator>
    <meta:document-statistic meta:object-count="64"/>
  </office:meta>
</office:document-meta>
</file>